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898000008984FCD377B.png" manifest:media-type=""/>
  <manifest:file-entry manifest:full-path="Pictures/100000000000064000000640427ACBE4.png" manifest:media-type=""/>
  <manifest:file-entry manifest:full-path="Pictures/1000000000000898000008988F6652A0.png" manifest:media-type=""/>
  <manifest:file-entry manifest:full-path="Pictures/100000000000064000000640BCC54886.png" manifest:media-type=""/>
  <manifest:file-entry manifest:full-path="Pictures/10000000000003E8000003E8EDA8133C.png" manifest:media-type=""/>
  <manifest:file-entry manifest:full-path="Pictures/10000000000003E8000003E8E4346E8E.png" manifest:media-type=""/>
  <manifest:file-entry manifest:full-path="Pictures/10000000000000C8000000C82F22FCBF.png" manifest:media-type=""/>
  <manifest:file-entry manifest:full-path="Pictures/10000000000000C8000000C8399ADE29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cm" svg:height="8cm" svg:x="7cm" svg:y="11cm">
          <draw:image xlink:href="Pictures/10000000000000C8000000C8399ADE29.png" xlink:type="simple" xlink:show="embed" xlink:actuate="onLoad">
            <text:p/>
          </draw:image>
        </draw:frame>
        <draw:frame draw:style-name="gr2" draw:layer="layout" svg:width="1.205cm" svg:height="0.962cm" svg:x="18.21cm" svg:y="25.438cm">
          <draw:text-box>
            <text:p>58</text:p>
          </draw:text-box>
        </draw:frame>
        <draw:g>
          <draw:line draw:style-name="gr3" draw:text-style-name="P1" draw:layer="layout" svg:x1="11.001cm" svg:y1="5cm" svg:x2="11.001cm" svg:y2="9cm">
            <text:p/>
          </draw:line>
          <draw:line draw:style-name="gr3" draw:text-style-name="P1" draw:layer="layout" svg:x1="11.001cm" svg:y1="21cm" svg:x2="11.001cm" svg:y2="25cm">
            <text:p/>
          </draw:line>
          <draw:line draw:style-name="gr3" draw:text-style-name="P1" draw:layer="layout" svg:x1="17.001cm" svg:y1="15cm" svg:x2="20.001cm" svg:y2="15cm">
            <text:p/>
          </draw:line>
          <draw:line draw:style-name="gr3" draw:text-style-name="P1" draw:layer="layout" svg:x1="2.002cm" svg:y1="15cm" svg:x2="5.002cm" svg:y2="15cm">
            <text:p/>
          </draw:line>
        </draw:g>
      </draw:page>
      <draw:page draw:name="page2" draw:style-name="dp1" draw:master-page-name="Default">
        <draw:frame draw:style-name="gr1" draw:text-style-name="P1" draw:layer="layout" svg:width="8cm" svg:height="8cm" svg:x="7cm" svg:y="11cm">
          <draw:image xlink:href="Pictures/10000000000000C8000000C82F22FCBF.png" xlink:type="simple" xlink:show="embed" xlink:actuate="onLoad">
            <text:p/>
          </draw:image>
        </draw:frame>
        <draw:frame draw:style-name="gr2" draw:layer="layout" svg:width="1.205cm" svg:height="0.962cm" svg:x="17.891cm" svg:y="25.057cm">
          <draw:text-box>
            <text:p>59</text:p>
          </draw:text-box>
        </draw:frame>
        <draw:g>
          <draw:line draw:style-name="gr3" draw:text-style-name="P1" draw:layer="layout" svg:x1="11cm" svg:y1="5cm" svg:x2="11cm" svg:y2="9cm">
            <text:p/>
          </draw:line>
          <draw:line draw:style-name="gr3" draw:text-style-name="P1" draw:layer="layout" svg:x1="11cm" svg:y1="21cm" svg:x2="11cm" svg:y2="25cm">
            <text:p/>
          </draw:line>
          <draw:line draw:style-name="gr3" draw:text-style-name="P1" draw:layer="layout" svg:x1="17cm" svg:y1="15cm" svg:x2="20cm" svg:y2="15cm">
            <text:p/>
          </draw:line>
          <draw:line draw:style-name="gr3" draw:text-style-name="P1" draw:layer="layout" svg:x1="2.001cm" svg:y1="15cm" svg:x2="5.001cm" svg:y2="15cm">
            <text:p/>
          </draw:line>
        </draw:g>
      </draw:page>
      <draw:page draw:name="page3" draw:style-name="dp1" draw:master-page-name="Default">
        <draw:frame draw:style-name="gr1" draw:text-style-name="P1" draw:layer="layout" svg:width="12cm" svg:height="12cm" svg:x="5cm" svg:y="9cm">
          <draw:image xlink:href="Pictures/10000000000003E8000003E8E4346E8E.png" xlink:type="simple" xlink:show="embed" xlink:actuate="onLoad">
            <text:p/>
          </draw:image>
        </draw:frame>
        <draw:frame draw:style-name="gr2" draw:layer="layout" svg:width="1.416cm" svg:height="0.962cm" svg:x="17.637cm" svg:y="25.765cm">
          <draw:text-box>
            <text:p>0-3</text:p>
          </draw:text-box>
        </draw:frame>
        <draw:g>
          <draw:line draw:style-name="gr3" draw:text-style-name="P1" draw:layer="layout" svg:x1="11.001cm" svg:y1="5cm" svg:x2="11.001cm" svg:y2="9cm">
            <text:p/>
          </draw:line>
          <draw:line draw:style-name="gr3" draw:text-style-name="P1" draw:layer="layout" svg:x1="11.001cm" svg:y1="21cm" svg:x2="11.001cm" svg:y2="25cm">
            <text:p/>
          </draw:line>
          <draw:line draw:style-name="gr3" draw:text-style-name="P1" draw:layer="layout" svg:x1="17.001cm" svg:y1="15cm" svg:x2="20.001cm" svg:y2="15cm">
            <text:p/>
          </draw:line>
          <draw:line draw:style-name="gr3" draw:text-style-name="P1" draw:layer="layout" svg:x1="2.002cm" svg:y1="15cm" svg:x2="5.002cm" svg:y2="15cm">
            <text:p/>
          </draw:line>
        </draw:g>
      </draw:page>
      <draw:page draw:name="page4" draw:style-name="dp1" draw:master-page-name="Default">
        <draw:frame draw:style-name="gr1" draw:text-style-name="P1" draw:layer="layout" svg:width="12cm" svg:height="12cm" svg:x="5cm" svg:y="9cm">
          <draw:image xlink:href="Pictures/10000000000003E8000003E8EDA8133C.png" xlink:type="simple" xlink:show="embed" xlink:actuate="onLoad">
            <text:p/>
          </draw:image>
        </draw:frame>
        <draw:frame draw:style-name="gr2" draw:layer="layout" svg:width="1.416cm" svg:height="0.962cm" svg:x="17.637cm" svg:y="25.892cm">
          <draw:text-box>
            <text:p>4-7</text:p>
          </draw:text-box>
        </draw:frame>
        <draw:g>
          <draw:line draw:style-name="gr3" draw:text-style-name="P1" draw:layer="layout" svg:x1="11.001cm" svg:y1="5cm" svg:x2="11.001cm" svg:y2="9cm">
            <text:p/>
          </draw:line>
          <draw:line draw:style-name="gr3" draw:text-style-name="P1" draw:layer="layout" svg:x1="11.001cm" svg:y1="21cm" svg:x2="11.001cm" svg:y2="25cm">
            <text:p/>
          </draw:line>
          <draw:line draw:style-name="gr3" draw:text-style-name="P1" draw:layer="layout" svg:x1="17.001cm" svg:y1="15cm" svg:x2="20.001cm" svg:y2="15cm">
            <text:p/>
          </draw:line>
          <draw:line draw:style-name="gr3" draw:text-style-name="P1" draw:layer="layout" svg:x1="2.002cm" svg:y1="15cm" svg:x2="5.002cm" svg:y2="15cm">
            <text:p/>
          </draw:line>
        </draw:g>
      </draw:page>
      <draw:page draw:name="page5" draw:style-name="dp1" draw:master-page-name="Default">
        <draw:frame draw:style-name="gr1" draw:text-style-name="P1" draw:layer="layout" svg:width="12cm" svg:height="12cm" svg:x="5cm" svg:y="9cm">
          <draw:image xlink:href="Pictures/100000000000064000000640BCC54886.png" xlink:type="simple" xlink:show="embed" xlink:actuate="onLoad">
            <text:p/>
          </draw:image>
        </draw:frame>
        <draw:frame draw:style-name="gr2" draw:layer="layout" svg:width="1.768cm" svg:height="0.962cm" svg:x="17.764cm" svg:y="25.892cm">
          <draw:text-box>
            <text:p>8-16</text:p>
          </draw:text-box>
        </draw:frame>
        <draw:g>
          <draw:line draw:style-name="gr3" draw:text-style-name="P1" draw:layer="layout" svg:x1="11.001cm" svg:y1="4.5cm" svg:x2="11.001cm" svg:y2="8.5cm">
            <text:p/>
          </draw:line>
          <draw:line draw:style-name="gr3" draw:text-style-name="P1" draw:layer="layout" svg:x1="11.001cm" svg:y1="21.5cm" svg:x2="11.001cm" svg:y2="25.5cm">
            <text:p/>
          </draw:line>
          <draw:line draw:style-name="gr3" draw:text-style-name="P1" draw:layer="layout" svg:x1="17.501cm" svg:y1="15cm" svg:x2="20.501cm" svg:y2="15cm">
            <text:p/>
          </draw:line>
          <draw:line draw:style-name="gr3" draw:text-style-name="P1" draw:layer="layout" svg:x1="1.502cm" svg:y1="15cm" svg:x2="4.502cm" svg:y2="15cm">
            <text:p/>
          </draw:line>
        </draw:g>
      </draw:page>
      <draw:page draw:name="page6" draw:style-name="dp1" draw:master-page-name="Default">
        <draw:frame draw:style-name="gr1" draw:text-style-name="P1" draw:layer="layout" svg:width="12cm" svg:height="12cm" svg:x="5cm" svg:y="9cm">
          <draw:image xlink:href="Pictures/100000000000064000000640427ACBE4.png" xlink:type="simple" xlink:show="embed" xlink:actuate="onLoad">
            <text:p/>
          </draw:image>
        </draw:frame>
        <draw:frame draw:style-name="gr2" draw:layer="layout" svg:width="2.119cm" svg:height="0.962cm" svg:x="17.51cm" svg:y="25.638cm">
          <draw:text-box>
            <text:p>17-25</text:p>
          </draw:text-box>
        </draw:frame>
        <draw:g>
          <draw:line draw:style-name="gr3" draw:text-style-name="P1" draw:layer="layout" svg:x1="11.002cm" svg:y1="4.5cm" svg:x2="11.002cm" svg:y2="8.5cm">
            <text:p/>
          </draw:line>
          <draw:line draw:style-name="gr3" draw:text-style-name="P1" draw:layer="layout" svg:x1="11.002cm" svg:y1="21.5cm" svg:x2="11.002cm" svg:y2="25.5cm">
            <text:p/>
          </draw:line>
          <draw:line draw:style-name="gr3" draw:text-style-name="P1" draw:layer="layout" svg:x1="17.502cm" svg:y1="15cm" svg:x2="20.502cm" svg:y2="15cm">
            <text:p/>
          </draw:line>
          <draw:line draw:style-name="gr3" draw:text-style-name="P1" draw:layer="layout" svg:x1="1.503cm" svg:y1="15cm" svg:x2="4.503cm" svg:y2="15cm">
            <text:p/>
          </draw:line>
        </draw:g>
      </draw:page>
      <draw:page draw:name="page7" draw:style-name="dp1" draw:master-page-name="Default">
        <draw:frame draw:style-name="gr1" draw:text-style-name="P1" draw:layer="layout" svg:width="12cm" svg:height="12cm" svg:x="5cm" svg:y="9cm">
          <draw:image xlink:href="Pictures/1000000000000898000008984FCD377B.png" xlink:type="simple" xlink:show="embed" xlink:actuate="onLoad">
            <text:p/>
          </draw:image>
        </draw:frame>
        <draw:frame draw:style-name="gr2" draw:layer="layout" svg:width="2.119cm" svg:height="0.962cm" svg:x="17.129cm" svg:y="25.892cm">
          <draw:text-box>
            <text:p>26-41</text:p>
          </draw:text-box>
        </draw:frame>
        <draw:g>
          <draw:line draw:style-name="gr3" draw:text-style-name="P1" draw:layer="layout" svg:x1="11.001cm" svg:y1="5cm" svg:x2="11.001cm" svg:y2="9cm">
            <text:p/>
          </draw:line>
          <draw:line draw:style-name="gr3" draw:text-style-name="P1" draw:layer="layout" svg:x1="11.001cm" svg:y1="21cm" svg:x2="11.001cm" svg:y2="25cm">
            <text:p/>
          </draw:line>
          <draw:line draw:style-name="gr3" draw:text-style-name="P1" draw:layer="layout" svg:x1="17.001cm" svg:y1="15cm" svg:x2="20.001cm" svg:y2="15cm">
            <text:p/>
          </draw:line>
          <draw:line draw:style-name="gr3" draw:text-style-name="P1" draw:layer="layout" svg:x1="2.002cm" svg:y1="15cm" svg:x2="5.002cm" svg:y2="15cm">
            <text:p/>
          </draw:line>
        </draw:g>
      </draw:page>
      <draw:page draw:name="page8" draw:style-name="dp1" draw:master-page-name="Default">
        <draw:frame draw:style-name="gr1" draw:text-style-name="P1" draw:layer="layout" svg:width="12cm" svg:height="12cm" svg:x="5cm" svg:y="9cm">
          <draw:image xlink:href="Pictures/1000000000000898000008988F6652A0.png" xlink:type="simple" xlink:show="embed" xlink:actuate="onLoad">
            <text:p/>
          </draw:image>
        </draw:frame>
        <draw:frame draw:style-name="gr2" draw:layer="layout" svg:width="2.119cm" svg:height="0.962cm" svg:x="17.002cm" svg:y="25.765cm">
          <draw:text-box>
            <text:p>42-57</text:p>
          </draw:text-box>
        </draw:frame>
        <draw:g>
          <draw:line draw:style-name="gr3" draw:text-style-name="P1" draw:layer="layout" svg:x1="11.001cm" svg:y1="5cm" svg:x2="11.001cm" svg:y2="9cm">
            <text:p/>
          </draw:line>
          <draw:line draw:style-name="gr3" draw:text-style-name="P1" draw:layer="layout" svg:x1="11.001cm" svg:y1="21cm" svg:x2="11.001cm" svg:y2="25cm">
            <text:p/>
          </draw:line>
          <draw:line draw:style-name="gr3" draw:text-style-name="P1" draw:layer="layout" svg:x1="17.001cm" svg:y1="15cm" svg:x2="20.001cm" svg:y2="15cm">
            <text:p/>
          </draw:line>
          <draw:line draw:style-name="gr3" draw:text-style-name="P1" draw:layer="layout" svg:x1="2.002cm" svg:y1="15cm" svg:x2="5.002cm" svg:y2="1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om </meta:initial-creator>
    <meta:creation-date>2014-03-07T22:07:30.847262050</meta:creation-date>
    <meta:printed-by>nom </meta:printed-by>
    <meta:print-date>2014-03-08T18:03:39.707662384</meta:print-date>
    <dc:date>2014-03-09T16:00:41.917637295</dc:date>
    <dc:creator>nom </dc:creator>
    <meta:editing-duration>PT8H39M44S</meta:editing-duration>
    <meta:editing-cycles>8</meta:editing-cycles>
    <meta:generator>LibreOffice/4.1.4.2$Linux_X86_64 LibreOffice_project/410$Build-2</meta:generator>
    <meta:document-statistic meta:object-count="56"/>
  </office:meta>
</office:document-meta>
</file>